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Workshop</text:p>
      <text:p text:style-name="Normal">Our February Workshop will be held Monday, February 2, at 7:00 pm, at the Riverside I/O Workspace, 3976 Market St, Riverside, CA.</text:p>
      <text:p text:style-name="Normal">I apologize for the late notice, but this month has been quite busy, and most of my time has been spent putting up a basic website and developing content for the Skills Ladder for new and intermediate developers. <text:s/>I am editing a JavaScript course produced by O’Reilly Publishing and made available through a Creative Commons license. <text:s/>It’s good material and should be helpful for our members. <text:s/>Currently only the course outline can be seen on the website, but the course should be available in mid February.</text:p>
      <text:p text:style-name="Normal">Because this is such short notice and not enough time to complete a formal challenge, this month’s workshop will be a show &amp; tell. <text:s/>If you are already working on something from last month, great! <text:s/>Bring your work, and show us what you’re working on. <text:s/>If not, just bring something interesting that you’ve built recently.</text:p>
      <text:p text:style-name="Normal">We’ll we back on track next month. <text:s/>Hope to see you all Monday night.</text:p>
      <text:p text:style-name="Normal">Happy Coding!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Sean Olson</meta:initial-creator>
    <dc:creator>Sean Olson</dc:creator>
    <meta:creation-date>2015-02-01T23:12:00Z</meta:creation-date>
    <dc:date>2015-02-01T16:33:13.14</dc:date>
    <meta:editing-cycles>7</meta:editing-cycles>
    <meta:editing-duration>PT35M29S</meta:editing-duration>
    <meta:document-statistic meta:table-count="0" meta:image-count="0" meta:object-count="0" meta:page-count="1" meta:paragraph-count="6" meta:word-count="181" meta:character-count="1054"/>
    <meta:template xlink:type="simple" xlink:actuate="onRequest" xlink:title="" xlink:href="Normal.dotm"/>
  </office:meta>
</office:document-meta>
</file>